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1704" officeooo:paragraph-rsid="00051704"/>
    </style:style>
    <style:style style:name="P2" style:family="paragraph" style:parent-style-name="Standard">
      <style:paragraph-properties fo:text-align="start" style:justify-single-word="false"/>
      <style:text-properties officeooo:rsid="00051704" officeooo:paragraph-rsid="00051704"/>
    </style:style>
    <style:style style:name="P3" style:family="paragraph" style:parent-style-name="Standard">
      <style:paragraph-properties fo:text-align="center" style:justify-single-word="false"/>
      <style:text-properties fo:color="#ff3333" fo:font-size="14pt" officeooo:rsid="00051704" officeooo:paragraph-rsid="0005170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ff3333" fo:font-weight="normal" officeooo:rsid="0008c055" officeooo:paragraph-rsid="0008c05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3333" fo:font-weight="normal" officeooo:rsid="000a119c" officeooo:paragraph-rsid="000a119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3333" fo:font-weight="normal" officeooo:rsid="0012e6e1" officeooo:paragraph-rsid="0012e6e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3333" officeooo:rsid="00125fb8" officeooo:paragraph-rsid="00125fb8"/>
    </style:style>
    <style:style style:name="P8" style:family="paragraph" style:parent-style-name="Standard">
      <style:paragraph-properties fo:text-align="start" style:justify-single-word="false"/>
      <style:text-properties fo:color="#000000" officeooo:rsid="00051704" officeooo:paragraph-rsid="00051704"/>
    </style:style>
    <style:style style:name="P9" style:family="paragraph" style:parent-style-name="Standard">
      <style:paragraph-properties fo:text-align="start" style:justify-single-word="false"/>
      <style:text-properties fo:color="#000000" officeooo:rsid="0006fe7c" officeooo:paragraph-rsid="0006fe7c"/>
    </style:style>
    <style:style style:name="P10" style:family="paragraph" style:parent-style-name="Standard">
      <style:paragraph-properties fo:text-align="start" style:justify-single-word="false"/>
      <style:text-properties fo:color="#000000" officeooo:rsid="0008c055" officeooo:paragraph-rsid="0008c055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06fe7c" officeooo:paragraph-rsid="0006fe7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08c055" officeooo:paragraph-rsid="0008c05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0ec415" officeooo:paragraph-rsid="000ec41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125fb8" officeooo:paragraph-rsid="00125fb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12d845" officeooo:paragraph-rsid="0012d84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12e6e1" officeooo:paragraph-rsid="0012e6e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8c055" officeooo:paragraph-rsid="0008c05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a119c" officeooo:paragraph-rsid="000a119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2d845" officeooo:paragraph-rsid="0012d84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2e6e1" officeooo:paragraph-rsid="0012e6e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0a119c" officeooo:paragraph-rsid="000a119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officeooo:rsid="000ec415" officeooo:paragraph-rsid="000ec415"/>
    </style:style>
    <style:style style:name="P23" style:family="paragraph" style:parent-style-name="Standard">
      <style:paragraph-properties fo:text-align="start" style:justify-single-word="false"/>
      <style:text-properties fo:color="#000000" officeooo:rsid="00125fb8" officeooo:paragraph-rsid="00125fb8"/>
    </style:style>
    <style:style style:name="P24" style:family="paragraph" style:parent-style-name="Standard">
      <style:paragraph-properties fo:text-align="start" style:justify-single-word="false"/>
      <style:text-properties fo:color="#00cc33" officeooo:rsid="00051704" officeooo:paragraph-rsid="00051704"/>
    </style:style>
    <style:style style:name="P25" style:family="paragraph" style:parent-style-name="Standard">
      <style:paragraph-properties fo:text-align="start" style:justify-single-word="false"/>
      <style:text-properties fo:color="#3399ff" officeooo:rsid="0006fe7c" officeooo:paragraph-rsid="0006fe7c"/>
    </style:style>
    <style:style style:name="P26" style:family="paragraph" style:parent-style-name="Standard">
      <style:paragraph-properties fo:text-align="start" style:justify-single-word="false"/>
      <style:text-properties fo:color="#3399ff" officeooo:rsid="00051704" officeooo:paragraph-rsid="00051704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rsid="00125fb8" officeooo:paragraph-rsid="00125f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officeooo:rsid="000a119c"/>
    </style:style>
    <style:style style:name="T4" style:family="text">
      <style:text-properties style:text-position="super 58%"/>
    </style:style>
    <style:style style:name="T5" style:family="text">
      <style:text-properties officeooo:rsid="000afa0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color="#00cc33"/>
    </style:style>
    <style:style style:name="T9" style:family="text">
      <style:text-properties fo:color="#00cc33" officeooo:rsid="000afa09"/>
    </style:style>
    <style:style style:name="T10" style:family="text">
      <style:text-properties style:text-position="sub 58%"/>
    </style:style>
    <style:style style:name="T11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D Bioénergétique</text:p>
      <text:p text:style-name="P3">La balance énergétique</text:p>
      <text:p text:style-name="P1">Damien MACK</text:p>
      <text:p text:style-name="P1"/>
      <text:p text:style-name="P26">1- La balance énergétique</text:p>
      <text:p text:style-name="P2"><text:span text:style-name="T1">D’un point de vue biologique</text:span>, ce sont les cellules de notre organisme qui consomment l’énergie au cours des réactions de métabolisme cellulaire</text:p>
      <text:p text:style-name="P2">La cellule <text:s/>a donc besoin d'énergie qu’elle doit puiser dans son environnement</text:p>
      <text:p text:style-name="P2">Les organismes qui ne peuvent produire leur propre énergie obtiennent l'énergie qui leur est nécessaire par oxydation de différents composés obtenues par l’alimentation</text:p>
      <text:p text:style-name="P2">Les produites de base sont les glucides, les lipides et les protéines.</text:p>
      <text:p text:style-name="P2"/>
      <text:p text:style-name="P24">Définition :</text:p>
      <text:p text:style-name="P2"/>
      <text:p text:style-name="P2">Entrées : alimentation</text:p>
      <text:p text:style-name="P2">- comportement alimentaire</text:p>
      <text:p text:style-name="P2">- régime</text:p>
      <text:p text:style-name="P2">- pathologie</text:p>
      <text:p text:style-name="P2"/>
      <text:p text:style-name="P2">Sorties : dépenses </text:p>
      <text:p text:style-name="P2">- croissance</text:p>
      <text:p text:style-name="P2">- activité physique</text:p>
      <text:p text:style-name="P2">- travail</text:p>
      <text:p text:style-name="P2"/>
      <text:p text:style-name="P2">→ <text:span text:style-name="T2">équilibre</text:span></text:p>
      <text:p text:style-name="P2"><text:span text:style-name="T2"/></text:p>
      <text:p text:style-name="P26">2- Les apports (entrées)</text:p>
      <text:p text:style-name="P8">Macronutriments :</text:p>
      <text:p text:style-name="P8">- Glucides (sucres ou hydrates de carbone)</text:p>
      <text:p text:style-name="P8">- Lipides ( graisse de différentes natures)</text:p>
      <text:p text:style-name="P8">- Protéines (protéines animales ou végétales)</text:p>
      <text:p text:style-name="P8">Micronutriments</text:p>
      <text:p text:style-name="P8">- Vitamines</text:p>
      <text:p text:style-name="P8">- Oligoéléments</text:p>
      <text:p text:style-name="P8">Eau</text:p>
      <text:p text:style-name="P8">Fibres (ex : fruits et légumes)</text:p>
      <text:p text:style-name="P8"/>
      <text:p text:style-name="P9">Les macronutriments et les micronutriments :</text:p>
      <text:p text:style-name="P9">- Protéines = 12 à 15 % de l’AET pour construire et renouveler les cellules</text:p>
      <text:p text:style-name="P9">- Lipides = 30 à 35 % réserve d’énergie</text:p>
      <text:p text:style-name="P9">- Glucides = 50 à 58 % fournit de l’énergie</text:p>
      <text:p text:style-name="P9">- Eau = 1,5 L hydrate les cellules</text:p>
      <text:p text:style-name="P9">- Fibres alimentaires = 30g transit + absorption des nutriments</text:p>
      <text:p text:style-name="P9">- Minéraux = construction du corps, régulateurs et protecteurs</text:p>
      <text:p text:style-name="P9">- Vitamines = croissance et bon fonctionnement de l’organisme</text:p>
      <text:p text:style-name="P9"/>
      <text:p text:style-name="P9">Apports conseillé pour les hommes → 2700 Kcal</text:p>
      <text:p text:style-name="P9">les femmes → 2200 Kcal</text:p>
      <text:p text:style-name="P9"/>
      <text:p text:style-name="P25">3- Dépenses énergétiques (= sorties)</text:p>
      <text:p text:style-name="P9">Les composantes de la dépense énergétique :</text:p>
      <text:p text:style-name="P9">- Métabolisme de base 50 %</text:p>
      <text:p text:style-name="P9"><text:soft-page-break/>- la thermogénèse</text:p>
      <text:p text:style-name="P9">- l’activité physique</text:p>
      <text:p text:style-name="P9"/>
      <text:p text:style-name="P11">Métabolisme Basal</text:p>
      <text:p text:style-name="P9"><text:span text:style-name="T8">Définition :</text:span> besoin en calories nécessaire à l’organisme pour assurer son fonctionnement pendant une journée = niveau métabolique d’un individu au repos, couché, à jeun</text:p>
      <text:p text:style-name="P9"/>
      <text:p text:style-name="P9">Au repos l’énergie sert :</text:p>
      <text:p text:style-name="P9">- A maintenir la température du corps à 37 = thermorégulation</text:p>
      <text:p text:style-name="P9">- A créer et renouveler des cellules</text:p>
      <text:p text:style-name="P9">- A se transformer en énergie mécanique pour les mouvements</text:p>
      <text:p text:style-name="P9"/>
      <text:p text:style-name="P10">Facteurs de variations :</text:p>
      <text:p text:style-name="P10">- importance de la masse des tissus maigres</text:p>
      <text:p text:style-name="P10">- sexe et âge des individus</text:p>
      <text:p text:style-name="P10"/>
      <text:p text:style-name="P10">En comparant le métabolisme basal d’un homme et d’une femme de poids, taille et âge égaux, celui de l’homme sera 5 à 8 % plus élevé que celui de la femme , la différence étant liée à une proportion plus élevé de masse maigre (muscles squelettiques) chez l’homme.</text:p>
      <text:p text:style-name="P10"/>
      <text:p text:style-name="P10">Avec l’âge le métabolisme diminue car la masse maigre (les muscles) diminue</text:p>
      <text:p text:style-name="P10"/>
      <text:p text:style-name="P12">Calcul du métabolisme nasal (MB)</text:p>
      <text:p text:style-name="P12"/>
      <text:p text:style-name="P17">Plusieurs formules ont été proposées pour effectuer le calcul du MB :</text:p>
      <text:p text:style-name="P17"/>
      <text:p text:style-name="P17">La formule de <text:span text:style-name="T1">Harris et Benedict</text:span> (en Kcal) recalculée par Roza et Shizgal</text:p>
      <text:p text:style-name="P17"/>
      <text:p text:style-name="P4">Femme = 9,740 x Poids (Kg) + 172,9 x Taille (m) – 4,737 x Age (an) + 667,051</text:p>
      <text:p text:style-name="P4"/>
      <text:p text:style-name="P4">Homme = 13,707 x Poids (Kg) + 492,3 x Taille (m) – 6,673 x Ag<text:span text:style-name="T3">e </text:span>(an) + 77,607</text:p>
      <text:p text:style-name="P17"/>
      <text:p text:style-name="P21">La formule de<text:span text:style-name="T1"> Black et al. </text:span>(en MJ) →<text:span text:style-name="T5"> </text:span><text:span text:style-name="T9">formule de référence</text:span></text:p>
      <text:p text:style-name="P18"/>
      <text:p text:style-name="P5">Femme = 0,963 x P<text:span text:style-name="T4">0,48</text:span> x T<text:span text:style-name="T4">0,50</text:span> x A<text:span text:style-name="T4">-0,53</text:span></text:p>
      <text:p text:style-name="P5"/>
      <text:p text:style-name="P5">Homme = 1,803 x P<text:span text:style-name="T4">0,48</text:span> x T<text:span text:style-name="T4">0,50</text:span> x A<text:span text:style-name="T4">-0,53</text:span></text:p>
      <text:p text:style-name="P5"/>
      <text:p text:style-name="P18">1 calorie = 4,1855 joules </text:p>
      <text:p text:style-name="P18">1 mega joule = 1000 Kilojoules</text:p>
      <text:p text:style-name="P18"/>
      <text:p text:style-name="P18"><text:span text:style-name="T7">ex : </text:span>femme de 160 cm 55 Kg et 40 ans</text:p>
      <text:p text:style-name="P18"/>
      <text:p text:style-name="P18">Black : 5,<text:span text:style-name="T5">16169 MJ / 1234,86 Kcal</text:span></text:p>
      <text:p text:style-name="P10"/>
      <text:p text:style-name="P13">Dépense énergétique journalière</text:p>
      <text:p text:style-name="P13"/>
      <text:p text:style-name="P22"><text:span text:style-name="T2">dépense énergétique au repos pendant 24h </text:span>dépends de l’âge</text:p>
      <text:p text:style-name="P22">- entre 18 et 30 ans (14,7 x poids + 496) <text:span text:style-name="T6">Cal</text:span></text:p>
      <text:p text:style-name="P22">- entre 30 et 60 ans (8,7 x poids + 829) <text:span text:style-name="T6">Cal</text:span></text:p>
      <text:p text:style-name="P22">- plus de 60 ans ( 10,5 x poids + 596) <text:span text:style-name="T6">Cal</text:span></text:p>
      <text:p text:style-name="P22"/>
      <text:p text:style-name="P22"><text:soft-page-break/><text:span text:style-name="T2">la dépense énergétique des 24 h</text:span> multiplié par un facteur dépendant de l’activité physique :</text:p>
      <text:p text:style-name="P22">- x 1,56 AP légère</text:p>
      <text:p text:style-name="P22">- x 1,64 AP modérée</text:p>
      <text:p text:style-name="P22">- x 1,82 AP intense</text:p>
      <text:p text:style-name="P22"/>
      <text:p text:style-name="P14">Variabilité interindividuelle chez l’adulte</text:p>
      <text:p text:style-name="P23"/>
      <text:p text:style-name="P23">Le facteur qui permet de prédire le mieux la dépense énergétique de 24h est la masse de tissu maigres, ce facteur explique 80 % de la variance entre les individus.</text:p>
      <text:p text:style-name="P23">La dépense énergétique totale évolue en fonction de l’âge, et par conséquent les besoins énergétiques sont fonction de l’âge des sujets.</text:p>
      <text:p text:style-name="P23">Les différences de besoins énergétiques sont dues en majeure partie à des différences d’activité physique.</text:p>
      <text:p text:style-name="P23">Des sujets dont le métabolisme basal est relativement bas présenteraient un risque accru de prise pondérale par rapport à des sujet dont le métabolisme basal est plus élevé.</text:p>
      <text:p text:style-name="P23"/>
      <text:p text:style-name="P7">Bilan</text:p>
      <text:p text:style-name="P23"/>
      <text:p text:style-name="P23">Les principaux facteurs qui affectent la dépense énergétique :</text:p>
      <text:p text:style-name="P2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8">Facteurs intrinsèques</text:p>
          </table:table-cell>
          <table:table-cell table:style-name="Tableau1.C1" office:value-type="string">
            <text:p text:style-name="P28">Facteurs extrinsèques</text:p>
          </table:table-cell>
        </table:table-row>
        <table:table-row>
          <table:table-cell table:style-name="Tableau1.A2" office:value-type="string">
            <text:p text:style-name="P28">Métabolisme basal</text:p>
          </table:table-cell>
          <table:table-cell table:style-name="Tableau1.A2" office:value-type="string">
            <text:p text:style-name="P28">Masse des tissus maigres</text:p>
            <text:p text:style-name="P28">Age</text:p>
            <text:p text:style-name="P28">Sexe</text:p>
          </table:table-cell>
          <table:table-cell table:style-name="Tableau1.C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28">Thermogénèse</text:p>
          </table:table-cell>
          <table:table-cell table:style-name="Tableau1.A2" office:value-type="string">
            <text:p text:style-name="P28">Etat nutritionnel</text:p>
            <text:p text:style-name="P28">Activité du système nerveux</text:p>
          </table:table-cell>
          <table:table-cell table:style-name="Tableau1.C2" office:value-type="string">
            <text:p text:style-name="P28">Prise alimentaire</text:p>
            <text:p text:style-name="P28">Stress</text:p>
            <text:p text:style-name="P28">Exposition au froid</text:p>
          </table:table-cell>
        </table:table-row>
        <table:table-row>
          <table:table-cell table:style-name="Tableau1.A2" office:value-type="string">
            <text:p text:style-name="P28">Activité Physique</text:p>
          </table:table-cell>
          <table:table-cell table:style-name="Tableau1.A2" office:value-type="string">
            <text:p text:style-name="P28">Masse musculaire sollicitée</text:p>
            <text:p text:style-name="P28">Rendement des muscles</text:p>
            <text:p text:style-name="P28">VO<text:span text:style-name="T10">2</text:span><text:span text:style-name="T11"> maximale</text:span></text:p>
          </table:table-cell>
          <table:table-cell table:style-name="Tableau1.C2" office:value-type="string">
            <text:p text:style-name="P28">Durée et intensité des exercices musculaires</text:p>
          </table:table-cell>
        </table:table-row>
      </table:table>
      <text:p text:style-name="P23"/>
      <text:p text:style-name="P15">Déséquilibre de la balance énergétique</text:p>
      <text:p text:style-name="P15"/>
      <text:p text:style-name="P15">La dépense énergétique consécutive a une surcharge chronique alimentaire augmente.</text:p>
      <text:p text:style-name="P15"/>
      <text:p text:style-name="P19">A cause de trois facteurs :</text:p>
      <text:p text:style-name="P19">- une augmentation de la masse de tissus maigres, tissus métaboliquement actifs ,</text:p>
      <text:p text:style-name="P19">- une augmentation de la thermogénèse due à l’excès de la prise alimentaire,</text:p>
      <text:p text:style-name="P19">- une augmentation du coût énergétique de la locomotion due à l’élévation du poids corporel.</text:p>
      <text:p text:style-name="P15"/>
      <text:p text:style-name="P15">Régulation de la balance énergétique</text:p>
      <text:p text:style-name="P19">par la diète alimentaire (restriction énergétique)</text:p>
      <text:p text:style-name="P19">par l’AP</text:p>
      <text:p text:style-name="P19"/>
      <text:p text:style-name="P6">Conclusion</text:p>
      <text:p text:style-name="P16"/>
      <text:p text:style-name="P20">Protéines + Lipides + Glucides = <text:span text:style-name="T1">Apport</text:span></text:p>
      <text:p text:style-name="P20"/>
      <text:p text:style-name="P20">→ réserve corporelles = Lipides +Protéines</text:p>
      <text:p text:style-name="P20"/>
      <text:p text:style-name="P20">Métabolisme de base + thermogénèse + Activité Physique = <text:span text:style-name="T1">Dépenses</text:span></text:p>
      <text:p text:style-name="P20"><text:soft-page-break/><text:span text:style-name="T1">Facteurs de variations</text:span> = poids corporel, masse grasse, masse maigre, âge, sexe, etat hormonal, capacité physique, comportement, composition du rég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4:01:26.639448000</meta:creation-date>
    <dc:date>2016-11-24T15:29:17.974625000</dc:date>
    <meta:editing-duration>PT32M31S</meta:editing-duration>
    <meta:editing-cycles>7</meta:editing-cycles>
    <meta:generator>LibreOffice/5.1.5.2$MacOSX_X86_64 LibreOffice_project/7a864d8825610a8c07cfc3bc01dd4fce6a9447e5</meta:generator>
    <meta:document-statistic meta:table-count="1" meta:image-count="0" meta:object-count="0" meta:page-count="4" meta:paragraph-count="113" meta:word-count="862" meta:character-count="5100" meta:non-whitespace-character-count="4346"/>
  </office:meta>
</office:document-meta>
</file>